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Mlr05">
      <style:table-properties table:display="true" style:writing-mode="lr-tb"/>
    </style:style>
    <style:style style:name="ce1" style:family="table-cell" style:parent-style-name="Default" style:data-style-name="N0">
      <style:table-cell-properties style:cell-protect="none" style:print-content="true"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lr05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6</text:p>
          </table:table-cell>
          <table:table-cell table:number-columns-repeated="1018"/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8.199999809" calcext:value-type="float">
            <text:p>8.19999980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.200000048" calcext:value-type="float">
            <text:p>2.200000048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6.900000095" calcext:value-type="float">
            <text:p>6.900000095</text:p>
          </table:table-cell>
          <table:table-cell table:style-name="ce1" office:value-type="float" office:value="4.099999905" calcext:value-type="float">
            <text:p>4.09999990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300000191" calcext:value-type="float">
            <text:p>4.30000019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.10000038" calcext:value-type="float">
            <text:p>16.1000003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.400000095" calcext:value-type="float">
            <text:p>4.400000095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10.60000038" calcext:value-type="float">
            <text:p>10.60000038</text:p>
          </table:table-cell>
          <table:table-cell table:style-name="ce1" office:value-type="float" office:value="14.10000038" calcext:value-type="float">
            <text:p>14.1000003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4.800000191" calcext:value-type="float">
            <text:p>4.80000019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1.80000019" calcext:value-type="float">
            <text:p>11.80000019</text:p>
          </table:table-cell>
          <table:table-cell table:style-name="ce1" office:value-type="float" office:value="12.69999981" calcext:value-type="float">
            <text:p>12.6999998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.099999905" calcext:value-type="float">
            <text:p>3.099999905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10.10000038" calcext:value-type="float">
            <text:p>10.1000003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7.699999809" calcext:value-type="float">
            <text:p>7.69999980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.200000048" calcext:value-type="float">
            <text:p>1.200000048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3.299999952" calcext:value-type="float">
            <text:p>3.299999952</text:p>
          </table:table-cell>
          <table:table-cell table:style-name="ce1" office:value-type="float" office:value="2.099999905" calcext:value-type="float">
            <text:p>2.09999990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0.6000000238" calcext:value-type="float">
            <text:p>0.600000023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.900000095" calcext:value-type="float">
            <text:p>4.900000095</text:p>
          </table:table-cell>
          <table:table-cell table:style-name="ce1" office:value-type="float" office:value="4.699999809" calcext:value-type="float">
            <text:p>4.69999980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.400000095" calcext:value-type="float">
            <text:p>5.400000095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17.39999962" calcext:value-type="float">
            <text:p>17.39999962</text:p>
          </table:table-cell>
          <table:table-cell table:style-name="ce1" office:value-type="float" office:value="12.30000019" calcext:value-type="float">
            <text:p>12.300000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.199999809" calcext:value-type="float">
            <text:p>4.199999809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.699999809" calcext:value-type="float">
            <text:p>4.699999809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11.30000019" calcext:value-type="float">
            <text:p>11.300000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000000238" calcext:value-type="float">
            <text:p>0.6000000238</text:p>
          </table:table-cell>
          <table:table-cell table:style-name="ce1" office:value-type="float" office:value="163" calcext:value-type="float">
            <text:p>163</text:p>
          </table:table-cell>
          <table:table-cell table:number-columns-repeated="2" table:style-name="ce1" office:value-type="float" office:value="2.5" calcext:value-type="float">
            <text:p>2.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.200000048" calcext:value-type="float">
            <text:p>1.20000004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4.699999809" calcext:value-type="float">
            <text:p>4.699999809</text:p>
          </table:table-cell>
          <table:table-cell table:style-name="ce1" office:value-type="float" office:value="3.299999952" calcext:value-type="float">
            <text:p>3.29999995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.600000024" calcext:value-type="float">
            <text:p>1.600000024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4.599999905" calcext:value-type="float">
            <text:p>4.599999905</text:p>
          </table:table-cell>
          <table:table-cell table:style-name="ce1" office:value-type="float" office:value="2.700000048" calcext:value-type="float">
            <text:p>2.70000004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.300000191" calcext:value-type="float">
            <text:p>4.300000191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.599999905" calcext:value-type="float">
            <text:p>2.59999990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7.199999809" calcext:value-type="float">
            <text:p>7.199999809</text:p>
          </table:table-cell>
          <table:table-cell table:style-name="ce1" office:value-type="float" office:value="6.300000191" calcext:value-type="float">
            <text:p>6.30000019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.799999952" calcext:value-type="float">
            <text:p>3.799999952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0.39999962" calcext:value-type="float">
            <text:p>10.39999962</text:p>
          </table:table-cell>
          <table:table-cell table:style-name="ce1" office:value-type="float" office:value="13.89999962" calcext:value-type="float">
            <text:p>13.8999996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5.300000191" calcext:value-type="float">
            <text:p>5.300000191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6.29999924" calcext:value-type="float">
            <text:p>16.299999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.599999905" calcext:value-type="float">
            <text:p>5.599999905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12.30000019" calcext:value-type="float">
            <text:p>12.300000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0.8000000119" calcext:value-type="float">
            <text:p>0.8000000119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.799999952" calcext:value-type="float">
            <text:p>2.799999952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00000024" calcext:value-type="float">
            <text:p>1.100000024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.099999905" calcext:value-type="float">
            <text:p>3.099999905</text:p>
          </table:table-cell>
          <table:table-cell table:style-name="ce1" office:value-type="float" office:value="1.600000024" calcext:value-type="float">
            <text:p>1.60000002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.599999905" calcext:value-type="float">
            <text:p>3.599999905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1.30000019" calcext:value-type="float">
            <text:p>11.3000001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9.800000191" calcext:value-type="float">
            <text:p>9.800000191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5.099999905" calcext:value-type="float">
            <text:p>5.09999990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.69999981" calcext:value-type="float">
            <text:p>15.699999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7:43:38.054414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lr05" style:display-name="PageStyle_Mlr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1T17:47:34.820503201</dc:date>
    <meta:editing-duration>PT2H34M16S</meta:editing-duration>
    <meta:editing-cycles>4</meta:editing-cycles>
    <meta:generator>LibreOffice/6.0.7.3$Linux_X86_64 LibreOffice_project/00m0$Build-3</meta:generator>
    <meta:document-statistic meta:table-count="1" meta:cell-count="168" meta:object-count="0"/>
  </office:meta>
</office:document-meta>
</file>